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paragraph-properties fo:text-align="center"/>
      <style:text-properties style:font-name="Times" fo:font-size="12.0pt"/>
    </style:style>
    <style:style style:name="P2" style:family="paragraph" style:parent-style-name="Standard">
      <style:paragraph-properties fo:text-align="end"/>
      <style:text-properties style:font-name="Times" fo:font-size="12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text-properties style:font-name="Times" fo:font-size="12.0pt" fo:color="#ff0000"/>
    </style:style>
    <style:style style:name="T1" style:family="text">
      <style:text-properties fo:font-weight="bold" fo:font-weight-asian="bold" fo:font-weight-complex="bold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CS 489—Mini-Language for Course Project</text:p>
      <text:p text:style-name="P1"/>
      <text:p text:style-name="P2">Fall, 2014</text:p>
      <text:p text:style-name="P2"/>
      <text:p text:style-name="P3"><text:span text:style-name="T1">General Remarks:</text:span></text:p>
      <text:p text:style-name="P3"/>
      <text:p text:style-name="P3">The project language is “Pascal-like”. On the family tree of programming languages, Pascal is typically represented as an ancestor of Java and many other modern languages. <text:s/>Pascal was designed as a teaching language and its design is governed by simplicity. <text:s/></text:p>
      <text:p text:style-name="P3"/>
      <text:p text:style-name="P3">The only primitive data type is Integer. <text:s/>The only types in this language are integers and sets of integers</text:p>
      <text:p text:style-name="P3"/>
      <text:p text:style-name="P3">Integer expressions are built using +, -, * and /. <text:s/>For integer arithmetic, normal precedence rules apply. <text:s/>Unary minus has precedence over * and /. <text:s/>Evaluation is left-to-right except as modified by parentheses.</text:p>
      <text:p text:style-name="P3"/>
      <text:p text:style-name="P3">Sets are enclosed in braces. <text:s/>The elements of a set are distinct. <text:s/>The construct x..y means all the integers between x and y (inclusive). <text:s/>Set expressions are built using + (union), *(intersection). <text:s/>There is no unary minus operator with sets. <text:s/>The <text:span text:style-name="T1">random</text:span><text:s/>operator selects a random element from a set. <text:s/>The <text:span text:style-name="T1">in</text:span><text:s/>operator is a membership test.</text:p>
      <text:p text:style-name="P3"/>
      <text:p text:style-name="P3">Comments begin with two hyphens. The remainder of the line after these two hyphens is a comment. <text:s/>Comments are terminated with the end of a line.</text:p>
      <text:p text:style-name="P3"/>
      <text:p text:style-name="P3"/>
      <text:p text:style-name="P3">Statements:</text:p>
      <text:p text:style-name="P3"/>
      <text:p text:style-name="P3"><text:tab/>Declaration statement—every variable must be declared</text:p>
      <text:p text:style-name="P3"/>
      <text:p text:style-name="P3"><text:tab/>Read statement—Integer values are read from the keyboard.</text:p>
      <text:p text:style-name="P3"/>
      <text:p text:style-name="P3"><text:tab/>Write statement—Sets as well as integers can be written. <text:s/>Braces appear when sets are written. <text:s/>Each write statement begins a new line. <text:s/>String constants can also be written.</text:p>
      <text:p text:style-name="P3"/>
      <text:p text:style-name="P3"><text:tab/>Assignment statement—types must be compatible</text:p>
      <text:p text:style-name="P3"/>
      <text:p text:style-name="P3"><text:tab/>Conditional statement—Conditions are governed by =, &lt;, &gt;, &lt;=, &gt;=, and # (not equal). <text:s/>For sets, &lt; and &lt;= are subset relations while &gt; and &gt;= are superset relations.</text:p>
      <text:p text:style-name="P3"/>
      <text:p text:style-name="P3"><text:tab/>Loop statement—<text:span text:style-name="T1">to</text:span><text:s/>version: <text:s/>used with integers; the number of times the loop is executed is equal to the limit expression</text:p>
      <text:p text:style-name="P3"><text:tab/></text:p>
      <text:p text:style-name="P3"><text:span text:style-name="T1">BNF Grammar</text:span></text:p>
      <text:p text:style-name="P3"/>
      <text:p text:style-name="P3">&lt;program&gt; ::= &lt;st group&gt; <text:span text:style-name="T1">##</text:span><text:s/>| &lt;decl part &gt; $ &lt;st group&gt; <text:span text:style-name="T1">##</text:span></text:p>
      <text:p text:style-name="P3"/>
      <text:p text:style-name="P3"/>
      <text:p text:style-name="P3"/>
      <text:p text:style-name="P4"><text:span text:style-name="T1">&lt;decl part&gt; ::= &lt;decl&gt; | &lt;decl part&gt; ; &lt;decl&gt;</text:span></text:p>
      <text:p text:style-name="P3"/>
      <text:p text:style-name="P3">&lt;decl&gt; ::= <text:span text:style-name="T1">declare</text:span><text:s/><text:span text:style-name="T1">integer</text:span><text:s/>&lt;identifier list&gt; | <text:span text:style-name="T1">declare</text:span><text:s/><text:span text:style-name="T1">set</text:span><text:s/>&lt;constant&gt; &lt;identifier list&gt;</text:p>
      <text:p text:style-name="P3"/>
      <text:p text:style-name="P3"/>
      <text:p text:style-name="P3"/>
      <text:p text:style-name="P4"><text:span text:style-name="T1">&lt;st group&gt; ::= &lt;st&gt; | &lt;st group&gt; ; &lt;st&gt;</text:span></text:p>
      <text:p text:style-name="P3"/>
      <text:p text:style-name="P3">&lt;st&gt; = &lt;asgn&gt; | &lt;read&gt; | &lt;write&gt; | &lt;cond&gt; | &lt;loop&gt;</text:p>
      <text:p text:style-name="P3"/>
      <text:p text:style-name="P3"/>
      <text:p text:style-name="P3"/>
      <text:p text:style-name="P3">&lt;read&gt; ::= <text:span text:style-name="T1">read</text:span><text:s/>&lt;identifier list&gt;</text:p>
      <text:p text:style-name="P3"/>
      <text:p text:style-name="P3">&lt;write&gt; ::= <text:span text:style-name="T1">write</text:span><text:s/>&lt;output list&gt;</text:p>
      <text:p text:style-name="P3"/>
      <text:p text:style-name="P3"/>
      <text:p text:style-name="P3"/>
      <text:p text:style-name="P4"><text:span text:style-name="T1">&lt;identifier list&gt; ::= &lt;identifier&gt; | &lt;identifier list&gt; , &lt;identifier&gt;</text:span></text:p>
      <text:p text:style-name="P3"/>
      <text:p text:style-name="P4"><text:span text:style-name="T1">&lt;output list&gt; ::= &lt;expression&gt; | &lt;quote&gt; | &lt;output list&gt; , &lt;expression&gt;</text:span></text:p>
      <text:p text:style-name="P4"><text:span text:style-name="T1"><text:tab/><text:tab/><text:s text:c="52"/>| &lt;output list&gt; , &lt;quote&gt;</text:span></text:p>
      <text:p text:style-name="P3"/>
      <text:p text:style-name="P3"/>
      <text:p text:style-name="P3">&lt;quote&gt; ::= ‘ &lt;word&gt; ‘</text:p>
      <text:p text:style-name="P3"/>
      <text:p text:style-name="P4"><text:span text:style-name="T1">&lt;word&gt; ::= &lt;letter&gt; | &lt;digit&gt; | &lt;word&gt; &lt;letter&gt; | &lt;word&gt; &lt;digit&gt;</text:span></text:p>
      <text:p text:style-name="P3"/>
      <text:p text:style-name="P3"/>
      <text:p text:style-name="P3"/>
      <text:p text:style-name="P4"><text:span text:style-name="T1">&lt;identifier&gt; ::= &lt;letter&gt; | &lt;identifier&gt; &lt;letter&gt; | &lt;identifier&gt; &lt;digit&gt;</text:span></text:p>
      <text:p text:style-name="P3"/>
      <text:p text:style-name="P3">&lt;letter&gt;::=<text:span text:style-name="T1">a</text:span><text:s/>|<text:span text:style-name="T1"><text:s/>b</text:span><text:s/>| <text:span text:style-name="T1">c</text:span><text:s/>| <text:span text:style-name="T1">d</text:span><text:s/>| <text:span text:style-name="T1">e</text:span><text:s/>| <text:span text:style-name="T1">f</text:span><text:s/>| <text:span text:style-name="T1">g</text:span><text:s/>| <text:span text:style-name="T1">h</text:span><text:s/><text:span text:style-name="T1">| i</text:span><text:s/><text:span text:style-name="T1">| j</text:span><text:s/>| <text:span text:style-name="T1">k</text:span><text:s/><text:span text:style-name="T1">| l</text:span><text:s/>| <text:span text:style-name="T1">m</text:span><text:s/>| <text:span text:style-name="T1">n</text:span><text:s/><text:span text:style-name="T1">| o</text:span><text:s/>| <text:span text:style-name="T1">p</text:span><text:s/>| <text:span text:style-name="T1">q</text:span><text:s/>|</text:p>
      <text:p text:style-name="P3"><text:s text:c="20"/><text:span text:style-name="T1">r</text:span><text:s/>| <text:span text:style-name="T1">s</text:span><text:s/><text:span text:style-name="T1">| t</text:span><text:s/><text:span text:style-name="T1">| u</text:span><text:s/><text:span text:style-name="T1">| v</text:span><text:s/>| <text:span text:style-name="T1">w</text:span><text:s/>| <text:span text:style-name="T1">x </text:span>| <text:span text:style-name="T1">y</text:span><text:s/><text:span text:style-name="T1">| z</text:span><text:s/></text:p>
      <text:p text:style-name="P3"/>
      <text:p text:style-name="P3"/>
      <text:p text:style-name="P3"/>
      <text:p text:style-name="P3">&lt;digit&gt; ::= <text:span text:style-name="T1">0 | 1</text:span><text:s/>| <text:span text:style-name="T1">2 </text:span>| <text:span text:style-name="T1">3 </text:span>| <text:span text:style-name="T1">4 </text:span>| <text:span text:style-name="T1">5 </text:span>|<text:span text:style-name="T1"><text:s/>6 | 7 | 8 </text:span>| <text:span text:style-name="T1">9 </text:span></text:p>
      <text:p text:style-name="P3"/>
      <text:p text:style-name="P4"><text:span text:style-name="T1">&lt;const&gt; ::= &lt;digit&gt; | - &lt;digit&gt; | &lt;const&gt; &lt;digit&gt;</text:span></text:p>
      <text:p text:style-name="P3">&lt;asgn&gt; ::= &lt;identifier&gt; := &lt;expr&gt;</text:p>
      <text:p text:style-name="P3"/>
      <text:p text:style-name="P3"/>
      <text:p text:style-name="P4"><text:span text:style-name="T1">&lt;expr&gt; ::= &lt;term&gt; | random &lt;term&gt; | &lt;expr&gt; &lt;adding operator&gt; &lt; term&gt;</text:span></text:p>
      <text:p text:style-name="P3"/>
      <text:p text:style-name="P3">&lt;adding operator&gt; ::= <text:span text:style-name="T1">+</text:span><text:s/>| <text:span text:style-name="T1">-</text:span></text:p>
      <text:p text:style-name="P3"/>
      <text:p text:style-name="P4"><text:span text:style-name="T1">&lt;term&gt; ::= &lt;factor&gt; | &lt;term&gt; &lt;multiplying operator&gt; &lt; factor&gt;</text:span></text:p>
      <text:p text:style-name="P3"/>
      <text:p text:style-name="P3">&lt;multiplying operator&gt; ::=<text:span text:style-name="T1"><text:s/></text:span>* | <text:span text:style-name="T1">/</text:span></text:p>
      <text:p text:style-name="P3"/>
      <text:p text:style-name="P3">&lt;factor&gt; ::= &lt;factor2&gt; | <text:span text:style-name="T1">-</text:span><text:s/>&lt;factor2&gt;</text:p>
      <text:p text:style-name="P3"/>
      <text:p text:style-name="P3">&lt;factor2&gt; ::= &lt;identifier&gt; | &lt;constant&gt; | &lt;set&gt; | <text:span text:style-name="T1">(</text:span><text:s/>&lt;expr&gt; <text:span text:style-name="T1">)</text:span></text:p>
      <text:p text:style-name="P3"/>
      <text:p text:style-name="P3"/>
      <text:p text:style-name="P3">&lt;set&gt; ::= <text:span text:style-name="T1">{</text:span><text:s/>&lt;element list&gt; <text:span text:style-name="T1">}</text:span><text:s/><text:span text:style-name="T1">| { }</text:span></text:p>
      <text:p text:style-name="P3"/>
      <text:p text:style-name="P4"><text:span text:style-name="T1">&lt;element list&gt; ::= &lt;element&gt; | &lt;element list&gt; , &lt;element&gt;</text:span></text:p>
      <text:p text:style-name="P3"/>
      <text:p text:style-name="P3">&lt;element&gt; ::= &lt;const&gt; | &lt;const&gt;<text:span text:style-name="T1"><text:s/>..</text:span><text:s/>&lt;const&gt;</text:p>
      <text:p text:style-name="P3"/>
      <text:p text:style-name="P3"/>
      <text:p text:style-name="P3"/>
      <text:p text:style-name="P3"/>
      <text:p text:style-name="P4">&lt;cond&gt; ::= &lt;if part&gt; &lt;st group&gt; <text:span text:style-name="T1">fi</text:span><text:s/>| &lt;if part&gt; &lt;st group&gt; <text:span text:style-name="T1">else</text:span><text:s/>&lt;st group&gt;<text:span text:style-name="T1"><text:s/>fi</text:span></text:p>
      <text:p text:style-name="P3"/>
      <text:p text:style-name="P3">&lt;if part&gt; ::= <text:span text:style-name="T1">if</text:span><text:s/>&lt;expr&gt; &lt;rel&gt; &lt;expr&gt; <text:span text:style-name="T1">then</text:span></text:p>
      <text:p text:style-name="P3"/>
      <text:p text:style-name="P3">&lt;rel&gt; ::= <text:span text:style-name="T1">=</text:span><text:s/>| <text:span text:style-name="T1">&gt; </text:span>| <text:span text:style-name="T1">&lt;</text:span><text:s/>| <text:span text:style-name="T1">&lt;=</text:span><text:s/>| <text:span text:style-name="T1">&gt;=</text:span><text:s/>| <text:span text:style-name="T1"># </text:span></text:p>
      <text:p text:style-name="P3"/>
      <text:p text:style-name="P3"/>
      <text:p text:style-name="P3">&lt;loop&gt; ::= &lt;loop part&gt; <text:span text:style-name="T1">loop</text:span><text:s/>&lt;st group&gt; <text:span text:style-name="T1">endloop</text:span></text:p>
      <text:p text:style-name="P3"/>
      <text:p text:style-name="P3">&lt;loop part&gt; ::= <text:span text:style-name="T1">to</text:span><text:s/>&lt;expr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  <meta:initial-creator>Robert Holliday</meta:initial-creator>
  </office:meta>
</office:document-meta>
</file>